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style:writing-mode="lr-tb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officeooo:paragraph-rsid="001896d3"/>
    </style:style>
    <style:style style:name="P4" style:family="paragraph" style:parent-style-name="Standard">
      <style:paragraph-properties fo:line-height="150%" fo:text-align="justify" style:justify-single-word="false" style:writing-mode="lr-tb"/>
      <style:text-properties officeooo:paragraph-rsid="001a7854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officeooo:paragraph-rsid="001f81df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use-window-font-color="true" style:font-name="Times New Roman" fo:font-size="12pt" fo:language="pt" fo:country="BR" fo:font-weight="normal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weight="normal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use-window-font-color="true" style:font-name="Times New Roman" fo:font-size="12pt" fo:language="pt" fo:country="BR" fo:font-weight="bold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83f87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8faac" officeooo:paragraph-rsid="001896d3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a7854" officeooo:paragraph-rsid="001896d3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a7854" officeooo:paragraph-rsid="001a7854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ade46" officeooo:paragraph-rsid="001a7854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bdc67" officeooo:paragraph-rsid="001bdc67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fo:font-weight="normal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officeooo:rsid="001896d3" officeooo:paragraph-rsid="001896d3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 style:writing-mode="lr-tb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use-window-font-color="true" style:font-name="Times New Roman" fo:font-size="12pt" fo:language="pt" fo:country="BR" fo:font-style="normal" fo:font-weight="normal" officeooo:rsid="001f81df" officeooo:paragraph-rsid="001f81df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officeooo:paragraph-rsid="001bdc67"/>
    </style:style>
    <style:style style:name="T1" style:family="text">
      <style:text-properties style:use-window-font-color="true" style:font-name="Times New Roman" fo:font-size="12pt" fo:language="pt" fo:country="BR" fo:font-weight="bold" style:letter-kerning="true" style:font-name-asian="NSimSun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2" style:family="text">
      <style:text-properties style:use-window-font-color="true" style:font-name="Times New Roman" fo:font-size="12pt" fo:language="pt" fo:country="BR" fo:font-weight="normal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3" style:family="text">
      <style:text-properties style:use-window-font-color="true" style:font-name="Times New Roman" fo:font-size="12pt" fo:language="pt" fo:country="BR" fo:font-weight="normal" officeooo:rsid="001896d3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4" style:family="text">
      <style:text-properties style:use-window-font-color="true" style:font-name="Times New Roman" fo:font-size="12pt" fo:language="pt" fo:country="BR" fo:font-weight="normal" officeooo:rsid="001b270d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5" style:family="text">
      <style:text-properties style:use-window-font-color="true" style:font-name="Times New Roman" fo:font-size="12pt" fo:language="pt" fo:country="BR" fo:font-weight="normal" officeooo:rsid="001cd682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6" style:family="text">
      <style:text-properties style:use-window-font-color="true" style:font-name="Times New Roman" fo:font-size="12pt" fo:language="pt" fo:country="BR" fo:font-weight="normal" officeooo:rsid="002323f9" style:letter-kerning="true" style:font-name-asian="NSimSun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7" style:family="text">
      <style:text-properties style:use-window-font-color="true" style:font-name="Times New Roman" fo:font-size="12pt" fo:language="pt" fo:country="BR" fo:font-style="italic" fo:font-weight="normal" style:letter-kerning="true" style:font-name-asian="NSimSun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/>
    </style:style>
    <style:style style:name="T8" style:family="text">
      <style:text-properties style:use-window-font-color="true" style:font-name="Times New Roman" fo:font-size="12pt" fo:language="pt" fo:country="BR" fo:font-style="normal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9" style:family="text">
      <style:text-properties style:use-window-font-color="true" style:font-name="Times New Roman" fo:font-size="12pt" fo:language="pt" fo:country="BR" fo:font-style="normal" fo:font-weight="normal" officeooo:rsid="00183f87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0" style:family="text">
      <style:text-properties style:use-window-font-color="true" style:font-name="Times New Roman" fo:font-size="12pt" fo:language="pt" fo:country="BR" fo:font-style="normal" fo:font-weight="normal" officeooo:rsid="001896d3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1" style:family="text">
      <style:text-properties style:use-window-font-color="true" style:font-name="Times New Roman" fo:font-size="12pt" fo:language="pt" fo:country="BR" fo:font-style="normal" fo:font-weight="normal" officeooo:rsid="0018faac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2" style:family="text">
      <style:text-properties style:use-window-font-color="true" style:font-name="Times New Roman" fo:font-size="12pt" fo:language="pt" fo:country="BR" fo:font-style="normal" fo:font-weight="normal" officeooo:rsid="001a7854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3" style:family="text">
      <style:text-properties style:use-window-font-color="true" style:font-name="Times New Roman" fo:font-size="12pt" fo:language="pt" fo:country="BR" fo:font-style="normal" fo:font-weight="normal" officeooo:rsid="001ade46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4" style:family="text">
      <style:text-properties style:use-window-font-color="true" style:font-name="Times New Roman" fo:font-size="12pt" fo:language="pt" fo:country="BR" fo:font-style="normal" fo:font-weight="normal" officeooo:rsid="001b270d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5" style:family="text">
      <style:text-properties style:use-window-font-color="true" style:font-name="Times New Roman" fo:font-size="12pt" fo:language="pt" fo:country="BR" fo:font-style="normal" fo:font-weight="normal" officeooo:rsid="001ef747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6" style:family="text">
      <style:text-properties style:use-window-font-color="true" style:font-name="Times New Roman" fo:font-size="12pt" fo:language="pt" fo:country="BR" fo:font-style="normal" fo:font-weight="normal" officeooo:rsid="001bdc67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7" style:family="text">
      <style:text-properties style:use-window-font-color="true" style:font-name="Times New Roman" fo:font-size="12pt" fo:language="pt" fo:country="BR" fo:font-style="normal" fo:font-weight="normal" officeooo:rsid="001f81df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8" style:family="text">
      <style:text-properties style:use-window-font-color="true" style:font-name="Times New Roman" fo:font-size="12pt" fo:language="pt" fo:country="BR" fo:font-style="normal" fo:font-weight="normal" officeooo:rsid="0020994f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19" style:family="text">
      <style:text-properties style:use-window-font-color="true" style:font-name="Times New Roman" fo:font-size="12pt" fo:language="pt" fo:country="BR" fo:font-style="normal" fo:font-weight="normal" officeooo:rsid="002243d3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20" style:family="text">
      <style:text-properties style:use-window-font-color="true" style:font-name="Times New Roman" fo:font-size="12pt" fo:language="pt" fo:country="BR" fo:font-style="normal" fo:font-weight="normal" officeooo:rsid="002323f9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/>
    </style:style>
    <style:style style:name="T21" style:family="text">
      <style:text-properties style:use-window-font-color="true" style:font-name="Times New Roman" fo:font-size="12pt" fo:language="pt" fo:country="BR" fo:font-style="normal" fo:font-weight="bold" style:letter-kerning="true" style:font-name-asian="NSimSun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/>
    </style:style>
    <style:style style:name="T22" style:family="text">
      <style:text-properties style:use-window-font-color="true" style:font-name="Times New Roman" fo:font-size="12pt" fo:language="pt" fo:country="BR" fo:font-style="normal" fo:font-weight="bold" officeooo:rsid="001bdc67" style:letter-kerning="true" style:font-name-asian="NSimSun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officeooo:rsid="00232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RESENHA</text:span><text:span text:style-name="T23"> CRÍTICA DA OBRA: A EVOLUÇÃO DO PENSAMENTO CIENTÍFICO</text:span></text:p>
      <text:p text:style-name="P7">AUTORA: ANA PAULA DE ALMEIDA ANDRADE</text:p>
      <text:p text:style-name="P9">Igor Lima Rocha</text:p>
      <text:p text:style-name="P6"/>
      <text:p text:style-name="P12">INFORMAÇÕES DA OBRA</text:p>
      <text:p text:style-name="P11">O texto se trata de um material didático para a disciplina de Metodologia Científica, com o objetivo de trilhar a evolução dos métodos, critérios e implementações do pensamento científico, no decorrer do seu desenvolvimento, passando por diversas modificações, pensadores e explicações. </text:p>
      <text:p text:style-name="P10"/>
      <text:p text:style-name="P12">CREDENCIAIS DA AUTORA</text:p>
      <text:p text:style-name="P11">Ana Paula de Almeida Andrade é doutora em Astrofísica pelo Instituto Nacional de Pesquisas Espaciais (2003), mestre em Ciências e Técnicas Nucleares pela Universidade Federal de Minas Gerais (1998) e bacharel em Física pela Universidade Federal de Minas Gerais (1995). Atualmente é Professora Adjunta do Departamento de Filosofia e Ciências Humanas e ministra aulas de Metodologia Científica na Universidade Estadual de Santa Cruz.</text:p>
      <text:p text:style-name="P21"/>
      <text:p text:style-name="P6">SÍNTESE</text:p>
      <text:p text:style-name="P11">A produção é dividida em 4 partes, cada uma delas enfatizando um período da evolução do pensamento científico.</text:p>
      <text:p text:style-name="P11"/>
      <text:p text:style-name="P2"><text:span text:style-name="T2">No capítulo inicial, </text:span><text:span text:style-name="T1">O Desenvolvimento das Ciências Naturais</text:span><text:span text:style-name="T2">, é mostrado para os leitores a origem do pensamento científico – nas antigas colônias gregas. Nomes como Empédocles, Heráclito, Pitágoras, Demócrito, Leucipo, Platão e Aristóteles são citados, </text:span><text:span text:style-name="T3">acompanhado d</text:span><text:span text:style-name="T2">a exposição de suas ideias.</text:span></text:p>
      <text:p text:style-name="P11"/>
      <text:p text:style-name="P2"><text:span text:style-name="T2">Já no segundo capítulo, </text:span><text:span text:style-name="T1">A Ciência Moderna</text:span><text:span text:style-name="T2">, é vista uma grande mudança nas ciências. Os pensamentos de Bacon, Galileu, Descartes e Newton influenciaram grandes marcos da história como as Revoluções Industrial e Científica, bem como também possibilitaram descobertas que sucederam em novas teorias.</text:span></text:p>
      <text:p text:style-name="P11"/>
      <text:p text:style-name="P2"><text:span text:style-name="T2">O capítulo três</text:span><text:span text:style-name="T3">, </text:span><text:span text:style-name="T1">Novos Critérios de Demarcação Científica</text:span><text:span text:style-name="T2">, evidencia novos conceitos de verificabilidade das ciências, com um enfoque maior nos pensadores Karl Popper e Thomas Kuhn. É possível ver o ponto de vista bastante teórico de Popper, assim como o método experimental de Kuhn sobre o desenvolvimento das ideias no campo das ciências naturais.</text:span></text:p>
      <text:p text:style-name="P11"><text:soft-page-break/></text:p>
      <text:p text:style-name="P2"><text:span text:style-name="T2">Para finalizar, </text:span><text:span text:style-name="T1">O Método Moderno</text:span><text:span text:style-name="T2"> é o capítulo que apresenta onde a evolução científica conseguiu chegar atualmente, com a aparição de novos conceitos de metodologia em pesquisa, já que não existe um método universal. </text:span></text:p>
      <text:p text:style-name="P6"/>
      <text:p text:style-name="P8">ANÁLISE</text:p>
      <text:p text:style-name="P2"><text:span text:style-name="T4">O texto é iniciado sendo feita </text:span><text:span text:style-name="T2">uma boa </text:span><text:span text:style-name="T1">Introdução </text:span><text:span text:style-name="T2">ao pensamento científico, apresentando o objetivo do mesmo e onde ele foi iniciado. Outro ponto bem abordado nesse capítulo foi a apresentação do contexto histórico para o entendimento do motivo pelo qual pensadores tiveram uma impulsão de ideias e reflexões. </text:span></text:p>
      <text:p text:style-name="P11"/>
      <text:p text:style-name="P2"><text:span text:style-name="T2">Um quesito que se deve ter em conta é a falta de explicação de certos termos que não são de conhecimento de todos, como </text:span><text:span text:style-name="T7">especulações metafísicas</text:span><text:span text:style-name="T8">, </text:span><text:span text:style-name="T7">concepção mecanicista</text:span><text:span text:style-name="T8">, entre outros. Como o texto é</text:span><text:span text:style-name="T10"> </text:span><text:span text:style-name="T8">dito material didático, deveria possuir uma linguagem mais clara e direta, para que todos os leitores saibam o significado </text:span><text:span text:style-name="T10">ou, pelo menos, possam</text:span><text:span text:style-name="T8"> ter uma ideia.</text:span></text:p>
      <text:p text:style-name="P11"/>
      <text:p text:style-name="P13">Para finalizar, nomes importantes são citados, como Descartes, Galileu, Bacon, Kant, Hegel, Comte, Marx, Husserl, Sartre e Popper, sendo uma boa ligação com o que tem por vir nos próximos capítulos, já que boa parte desses nomes ainda vão voltar a aparecer e serem explicados.</text:p>
      <text:p text:style-name="P11"/>
      <text:p text:style-name="P2"><text:span text:style-name="T8">O capítulo </text:span><text:span text:style-name="T21">O Desenvolvimento das Ciências Naturais </text:span><text:span text:style-name="T8">inicia dando uma maior explicação do surgimento do pensamento científico, onde pensadores tentavam refutar os mitos com explicações mais plausíveis e reais, começando assim a entender mais sobre as leis que regem a natureza, a </text:span><text:span text:style-name="T7">physis</text:span><text:span text:style-name="T8">. A maior fonte de material histórico dos estudos feitos, vem do período helênico, por volta do século VI A.C., onde teve </text:span><text:span text:style-name="T14">início</text:span><text:span text:style-name="T8"> os estudos sobre a experiência e a razão visando explicar os processos e fenômenos naturais sem aplicar interpretações mitológicas. Foi visto que muitos tentavam decifrar as origens e a descrição do Universo, mas como não havia tecnologia suficiente na época, a maioria voltava à explicações metafísicas e teológicas.</text:span></text:p>
      <text:p text:style-name="P11"/>
      <text:p text:style-name="P2"><text:span text:style-name="T8">Surge então uma nova linha de pensamento, vinda dos filósofos gregos, que focavam em entender o</text:span><text:span text:style-name="T12">s</text:span><text:span text:style-name="T8"> elementos base da natureza. Onde Empédocles possui um viés materialista, e já Heráclito, uma ideia mais metafórica.</text:span></text:p>
      <text:p text:style-name="P11"/>
      <text:p text:style-name="P11"/>
      <text:p text:style-name="P2"><text:soft-page-break/><text:span text:style-name="T8">É possível perceber, no decorrer nos </text:span><text:span text:style-name="T10">parágrafos</text:span><text:span text:style-name="T8"> seguintes, uma boa explicação das mais importantes correntes de pensamento filosóficos da época. Uma breve explicação do pensamento de Pitágoras faz uma boa explicação da sua ideologia: a natureza e a expressão da mente divina são representadas por números. Além do pensamento pitagórico, o conceito da Natureza imutável, proposto por cientistas atomistas, como Demócrito e Leucipo, também é esclarecido. </text:span></text:p>
      <text:p text:style-name="P11"/>
      <text:p text:style-name="P2"><text:span text:style-name="T8">Avançando mais alguns séculos, </text:span><text:span text:style-name="T21">A Ciência Moderna</text:span><text:span text:style-name="T8"> é o capítulo onde pode ser visto um grande avanço nas ciências naturais, tendo até influência impactante na Revolução Industrial, com o pensamento de Bacon. Com essa evolução do pensamento científico e o impacto que o mesmo teve na sociedade, foi possibilitado que novas descobertas científicas acontecessem, já que o desenvolvimento tecnológico na época era grande.</text:span></text:p>
      <text:p text:style-name="P11"/>
      <text:p text:style-name="P2"><text:span text:style-name="T8">No par</text:span><text:span text:style-name="T14">á</text:span><text:span text:style-name="T8">grafo seguinte, é apresentado diversos estudos e descobertas feitas por cientistas da época, com o apoio da nova tecnologia adquirida: estrutura atômica por Ernest Rutherford, teoria do átomo de hidrogênio por Niels Bohr e o princípio da incerteza por Werner Heisenberg. </text:span><text:span text:style-name="T14">É feita</text:span><text:span text:style-name="T8"> também uma breve explicação do conceito de relação causal entre o processo de medida e a interferência com o objeto observado, proposto pela teoria quântica, aprofundando o fato da mudança na metodologia existente naquele período, necessitando de uma evolução nas formas e métodos de experimentação.</text:span></text:p>
      <text:p text:style-name="P11"/>
      <text:p text:style-name="P2"><text:span text:style-name="T8">Partindo do pressuposto que é necessário que exista uma nova forma de experimentação científica, o capítulo seguinte, </text:span><text:span text:style-name="T21">Novos Critérios de Demarcação Científica</text:span><text:span text:style-name="T8">, faz um apanhado das ideias sobre o processo de pesquisa e a aquisição de conhecimentos nas ciências empíricas, </text:span><text:span text:style-name="T9">idealizadas por</text:span><text:span text:style-name="T8"> Karl Popper. </text:span><text:span text:style-name="T9">A apresentação das ideias de verificabilidade e de falseabilidade são bem esclarecidas, estas sendo feitas com linguagem clara e objetiva. </text:span></text:p>
      <text:p text:style-name="P14"/>
      <text:p text:style-name="P22"><text:span text:style-name="T9">A</text:span><text:span text:style-name="T8">lém de Popper, outro estudioso também é citado por dedicar seus esforços para a idealização de teorias sobre o desenvolvimento da pesquisa científica. O pensamento de Thomas Kuhn </text:span><text:span text:style-name="T11">é dividido </text:span><text:span text:style-name="T14">na obra</text:span><text:span text:style-name="T11"> em 4 fases:</text:span></text:p>
      <text:p text:style-name="P15"/>
      <text:p text:style-name="P3"><text:span text:style-name="T11">– Na primeira fase é feita uma explicação da “ciência normal”, com uma linguagem acessível, </text:span><text:span text:style-name="T18">e</text:span><text:span text:style-name="T11"> de fácil compreensão </text:span><text:span text:style-name="T12">a todos.</text:span></text:p>
      <text:p text:style-name="P16"/>
      <text:p text:style-name="P4"><text:soft-page-break/><text:span text:style-name="T11">– </text:span><text:span text:style-name="T12">A segunda fase, a fase das anomalias, é apresentada com um linguajar mais rebuscado, com certos termos específicos, porém ainda de fácil entendimento a quem possuir um dicionário nas mãos.</text:span></text:p>
      <text:p text:style-name="P17"/>
      <text:p text:style-name="P4"><text:span text:style-name="T12">– A crise, terceira fase, volta a </text:span><text:span text:style-name="T13">ostentar</text:span><text:span text:style-name="T12"> uma linguagem acessível e possui uma ótima explicação dos fatos apresentados por essa fase do método de Kuhn.</text:span></text:p>
      <text:p text:style-name="P17"/>
      <text:p text:style-name="P4"><text:span text:style-name="T12">– Para finalizar, após a crise vem a revolução científica, </text:span><text:span text:style-name="T13">fase esta que </text:span><text:span text:style-name="T15">é apresentada de forma simples e direta, sendo mostrado então que, para o pensamento de Kuhn, é exigida uma nova e mais rígida definição do campo de estudos.</text:span></text:p>
      <text:p text:style-name="P18"/>
      <text:p text:style-name="P25"><text:span text:style-name="T13">P</text:span><text:span text:style-name="T16">ara inserir um fim a obra, </text:span><text:span text:style-name="T22">O Método Moderno</text:span><text:span text:style-name="T16"> é o capítulo </text:span><text:span text:style-name="T19">que </text:span><text:span text:style-name="T16">é mostrado que, além dos métodos clássicos de pesquisa indutiva e dedutiva, diversos novos métodos são criados, cada um </text:span><text:span text:style-name="T20">possuindo</text:span><text:span text:style-name="T16"> o seu próprio objetivo, sendo ele “certo” ou não, já que foi possível perceber, no decorrer desta obra, que não existe uma única fórmula universal.</text:span></text:p>
      <text:p text:style-name="P19"/>
      <text:p text:style-name="P5"><text:span text:style-name="T15">No parágrafo de</text:span><text:span text:style-name="T16"> </text:span><text:span text:style-name="T22">Conclusão</text:span><text:span text:style-name="T16">, é </text:span><text:span text:style-name="T17">perceptível</text:span><text:span text:style-name="T16"> que </text:span><text:span text:style-name="T15">uma evolução</text:span><text:span text:style-name="T16">, </text:span><text:span text:style-name="T15">no meio científico, foi possível por conta da especialização dos estudos, </text:span><text:span text:style-name="T20">devido a </text:span><text:span text:style-name="T15">isso, </text:span><text:span text:style-name="T17">ficou mais fácil organizar os pensamentos, pesquisas, teorias</text:span><text:span text:style-name="T20">,</text:span><text:span text:style-name="T17"> práticas experimentais, etc. Um ponto que destoa um pouco do resto da obra é </text:span><text:span text:style-name="T20">o </text:span><text:span text:style-name="T17">grande enfoque na teoria quântica. Por mais que a mesma já tenha sido citada no texto, e tenha realmente sofrido um grande avanço devido aos novos critérios de demarcação científica, não seria o objetivo da obra mostrar a evolução desse ponto.</text:span></text:p>
      <text:p text:style-name="P24"/>
      <text:p text:style-name="P24">Porém, mesmo com esse pequeno ponto negativo, a produção consegue fazer uma boa conclusão do assunto inicialmente proposto, além de citar um termo – multidisciplinaridade científica – que é um belo resumo do que a evolução científica conseguiu trazer para a realidade atual.</text:p>
      <text:p text:style-name="P6"/>
      <text:p text:style-name="P8">INDICAÇÃO</text:p>
      <text:p text:style-name="P11">A obra possui uma linguagem razoavelmente simples para leigos que estão interessados em descobrir como foi o desenvolvimento das ciências naturais. Experientes no assunto devem sentir uma falta de profundidade no assunto, já que o texto <text:span text:style-name="T24">não </text:span>foi criado para <text:span text:style-name="T24">possuir esse propósito, e sim </text:span>ser um material didático.</text:p>
      <text:p text:style-name="P11"/>
      <text:p text:style-name="P2"><text:span text:style-name="T2">A produção não peca em mostrar a evolução do pensamento, passando por quase todos os estudiosos que </text:span><text:span text:style-name="T6">mais</text:span><text:span text:style-name="T2"> influenciaram na busca por conhecimento. Porém peca em uma explicação </text:span><text:soft-page-break/><text:span text:style-name="T2">mais rica para esclarecer melhor os pensamentos dos cientistas, em </text:span><text:span text:style-name="T5">algumas</text:span><text:span text:style-name="T2"> parte</text:span><text:span text:style-name="T5">s</text:span><text:span text:style-name="T2"> do texto apenas frases do pensador são citadas e não existe uma elucidação sobre o contexto da mesma. </text:span></text:p>
      <text:p text:style-name="P6"/>
      <text:p text:style-name="P8">CREDENCIAIS</text:p>
      <text:p text:style-name="P20">Igor Lima Rocha faz bacharelado em Ciência da Computação pela Universidade Estadual de Santa Cruz (UESC). Tem experiência no desenvolvimento de bots, aplicativos e sites. Atualmente é desenvolvedor para a empresa I-Mal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5T09:12:03</meta:creation-date>
    <dc:language>pt-BR</dc:language>
    <dc:date>2020-11-12T15:46:03.911000000</dc:date>
    <meta:editing-cycles>23</meta:editing-cycles>
    <meta:editing-duration>PT15H35M15S</meta:editing-duration>
    <meta:generator>LibreOffice/6.4.2.2$Windows_X86_64 LibreOffice_project/4e471d8c02c9c90f512f7f9ead8875b57fcb1ec3</meta:generator>
    <meta:document-statistic meta:table-count="0" meta:image-count="0" meta:object-count="0" meta:page-count="5" meta:paragraph-count="37" meta:word-count="1379" meta:character-count="8892" meta:non-whitespace-character-count="7537"/>
  </office:meta>
</office:document-meta>
</file>